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496cm" svg:height="1.39cm" svg:x="3.926cm" svg:y="3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496cm" svg:height="1.39cm" svg:x="8.452cm" svg:y="5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496cm" svg:height="1.39cm" svg:x="4.925cm" svg:y="7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496cm" svg:height="1.39cm" svg:x="9.624cm" svg:y="9.4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496cm" svg:height="1.39cm" svg:x="14.629cm" svg:y="2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496cm" svg:height="1.39cm" svg:x="9.127cm" svg:y="2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496cm" svg:height="1.39cm" svg:x="12.675cm" svg:y="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496cm" svg:height="1.39cm" svg:x="15.437cm" svg:y="9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96cm" svg:height="1.39cm" svg:x="12.849cm" svg:y="11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496cm" svg:height="1.39cm" svg:x="4.28cm" svg:y="11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673cm" svg:y1="7.65cm" svg:x2="4.674cm" svg:y2="4.666cm" draw:start-shape="id1" draw:start-glue-point="4" draw:end-shape="id2" draw:end-glue-point="8" svg:d="M5673 7650l-999-2984" svg:viewBox="0 0 1000 2985">
          <text:p/>
        </draw:connector>
        <draw:connector draw:style-name="gr2" draw:text-style-name="P1" draw:layer="layout" draw:type="line" svg:x1="6.421cm" svg:y1="8.345cm" svg:x2="9.843cm" svg:y2="9.675cm" draw:start-shape="id1" draw:start-glue-point="10" draw:end-shape="id3" draw:end-glue-point="5" svg:d="M6421 8345l3422 1330" svg:viewBox="0 0 3423 1331">
          <text:p/>
        </draw:connector>
        <draw:connector draw:style-name="gr2" draw:text-style-name="P1" draw:layer="layout" draw:type="line" svg:x1="9.2cm" svg:y1="5.367cm" svg:x2="9.875cm" svg:y2="3.463cm" draw:start-shape="id4" draw:start-glue-point="4" draw:end-shape="id5" draw:end-glue-point="8" svg:d="M9200 5367l675-1904" svg:viewBox="0 0 676 1905">
          <text:p/>
        </draw:connector>
        <draw:connector draw:style-name="gr2" draw:text-style-name="P1" draw:layer="layout" draw:type="line" svg:x1="10.901cm" svg:y1="9.675cm" svg:x2="12.894cm" svg:y2="7.325cm" draw:start-shape="id3" draw:start-glue-point="11" draw:end-shape="id6" draw:end-glue-point="7" svg:d="M10901 9675l1993-2350" svg:viewBox="0 0 1994 2351">
          <text:p/>
        </draw:connector>
        <draw:connector draw:style-name="gr2" draw:text-style-name="P1" draw:layer="layout" draw:type="line" svg:x1="14.848cm" svg:y1="3.605cm" svg:x2="13.952cm" svg:y2="6.341cm" draw:start-shape="id7" draw:start-glue-point="7" draw:end-shape="id6" draw:end-glue-point="11" svg:d="M14848 3605l-896 2736" svg:viewBox="0 0 897 2737">
          <text:p/>
        </draw:connector>
        <draw:connector draw:style-name="gr2" draw:text-style-name="P1" draw:layer="layout" draw:type="line" svg:x1="9.948cm" svg:y1="6.062cm" svg:x2="12.675cm" svg:y2="6.833cm" draw:start-shape="id4" draw:start-glue-point="10" draw:end-shape="id6" draw:end-glue-point="6" svg:d="M9948 6062l2727 771" svg:viewBox="0 0 2728 772">
          <text:p/>
        </draw:connector>
        <draw:connector draw:style-name="gr2" draw:text-style-name="P1" draw:layer="layout" draw:type="line" svg:x1="13.952cm" svg:y1="7.325cm" svg:x2="15.656cm" svg:y2="9.64cm" draw:start-shape="id6" draw:start-glue-point="9" draw:end-shape="id8" draw:end-glue-point="5" svg:d="M13952 7325l1704 2315" svg:viewBox="0 0 1705 2316">
          <text:p/>
        </draw:connector>
        <draw:connector draw:style-name="gr2" draw:text-style-name="P1" draw:layer="layout" draw:type="line" svg:x1="5.557cm" svg:y1="12.115cm" svg:x2="9.843cm" svg:y2="10.659cm" draw:start-shape="id9" draw:start-glue-point="11" draw:end-shape="id3" draw:end-glue-point="7" svg:d="M5557 12115l4286-1456" svg:viewBox="0 0 4287 145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2:53:10.877175475</meta:creation-date>
    <dc:date>2016-05-29T14:35:30.612752517</dc:date>
    <dc:creator>elucterio </dc:creator>
    <meta:editing-duration>P1DT1H38M47S</meta:editing-duration>
    <meta:editing-cycles>4</meta:editing-cycles>
    <meta:generator>LibreOffice/4.2.8.2$Linux_X86_64 LibreOffice_project/420m0$Build-2</meta:generator>
    <meta:document-statistic meta:object-count="18"/>
  </office:meta>
</office:document-meta>
</file>